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/>
    <style:font-face style:name="Arial" svg:font-family="Aria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12pt" style:font-size-asian="12pt" style:font-size-complex="12pt"/>
    </style:style>
    <style:style style:name="P2" style:family="paragraph" style:parent-style-name="Standard" style:list-style-name="L2">
      <style:text-properties style:font-name="Nimbus Sans L" fo:font-size="12pt" style:font-size-asian="12pt" style:font-size-complex="12pt"/>
    </style:style>
    <style:style style:name="P3" style:family="paragraph" style:parent-style-name="Standard" style:list-style-name="L1">
      <style:text-properties style:font-name="Nimbus Sans L" fo:font-size="12pt" style:font-size-asian="12pt" style:font-size-complex="12pt"/>
    </style:style>
    <style:style style:name="P4" style:family="paragraph" style:parent-style-name="Standard" style:list-style-name="L1">
      <style:text-properties style:font-name="Nimbus Sans L" fo:font-size="12pt" style:font-size-asian="12pt" style:font-size-complex="12pt"/>
    </style:style>
    <style:style style:name="P5" style:family="paragraph" style:parent-style-name="Standard" style:list-style-name="L1">
      <style:text-properties style:font-name="Nimbus Sans L" fo:font-size="12pt" style:font-size-asian="12pt" style:font-size-complex="12pt"/>
    </style:style>
    <style:style style:name="P6" style:family="paragraph" style:parent-style-name="Standard" style:list-style-name="L1">
      <style:text-properties style:font-name="Nimbus Sans L" fo:font-size="12pt" style:font-size-asian="12pt" style:font-size-complex="12pt"/>
    </style:style>
    <style:style style:name="P7" style:family="paragraph" style:parent-style-name="Standard" style:list-style-name="L1">
      <style:text-properties style:font-name="Nimbus Sans L" fo:font-size="12pt" style:font-size-asian="12pt" style:font-size-complex="12pt"/>
    </style:style>
    <style:style style:name="P8" style:family="paragraph" style:parent-style-name="Standard" style:list-style-name="L1">
      <style:text-properties style:font-name="Nimbus Sans L" fo:font-size="12pt" style:font-size-asian="12pt" style:font-size-complex="12pt"/>
    </style:style>
    <style:style style:name="P9" style:family="paragraph" style:parent-style-name="Standard" style:list-style-name="L1">
      <style:text-properties style:font-name="Nimbus Sans L" fo:font-size="12pt" style:font-size-asian="12pt" style:font-size-complex="12pt"/>
    </style:style>
    <style:style style:name="P10" style:family="paragraph" style:parent-style-name="Standard" style:list-style-name="L2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1" style:family="text">
      <style:text-properties fo:color="#000000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size="12pt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örberedelsefrågor</text:p>
      <text:p text:style-name="P1"/>
      <text:p text:style-name="P1"><text:span text:style-name="T1"/></text:p>
      <text:list text:style-name="L2">
        <text:list-item>
          <text:p text:style-name="P2"><text:span text:style-name="T1">Motivera varför det ofta är bra att exekvera kommandon i en separat process.</text:span></text:p>
          <text:p text:style-name="P10"><text:span text:style-name="T1">Svar: Om man exekverar kommandon i separata processer så kommer de inte kunna blandas ihop eller krocka med varandra och att en ny process inte tar över den nuvarande.</text:span></text:p>
        </text:list-item>
      </text:list>
      <text:list text:style-name="L1">
        <text:list-header>
          <text:p text:style-name="P3"/>
        </text:list-header>
        <text:list-item>
          <text:p text:style-name="P3">Vad händer om man inte i kommandotolken exekverar wait() för en barn-process som avslutas? <text:line-break/><text:span text:style-name="T5">Svar: Om barnprocesserna avslutas men förälderprocessen har inte väntat på dem, blir barnprocesserna zombieprocesser i systemet (för att barnprocessernas returvärden inte ska försvinna).<text:line-break/></text:span></text:p>
        </text:list-item>
        <text:list-item>
          <text:p text:style-name="P3"><text:span text:style-name="T1">Hur skall man utläsa SIGSEGV?<text:line-break/></text:span><text:span text:style-name="T4">Svar: Signal Segmentationfault</text:span></text:p>
          <text:p text:style-name="P3"><text:span text:style-name="T1"/></text:p>
        </text:list-item>
        <text:list-item>
          <text:p text:style-name="P3"><text:span text:style-name="T1">Varför kan man inte blockera SIGKILL? </text:span><text:line-break/><text:span text:style-name="T5">Svar: SIGKILL ska inte kunna blockeras då man måste kunna avsluta en process som inte fungerar.</text:span></text:p>
          <text:p text:style-name="P3"/>
        </text:list-item>
        <text:list-item>
          <text:p text:style-name="P3"><text:span text:style-name="T1">Hur skall man utläsa deklarationen void (*disp)(int))?<text:line-break/></text:span><text:span text:style-name="T4">Svar: En pekare till en void funktion som tar in en int som argumment.</text:span><text:span text:style-name="T1"><text:line-break/></text:span></text:p>
        </text:list-item>
        <text:list-item>
          <text:p text:style-name="P3"><text:span text:style-name="T1">Vilket systemanrop använder sigset(3C) troligtvis för att installera en signalhanterare?<text:line-break/></text:span><text:span text:style-name="T4">Svar: sighandler_t sigset ?</text:span><text:span text:style-name="T1"><text:line-break/></text:span></text:p>
        </text:list-item>
        <text:list-item>
          <text:p text:style-name="P3"><text:span text:style-name="T1">Hur gör man för att din kommandotolk inte skall termineras då en förgrundsprocess i den termineras med &lt;Ctrl-c&gt;? <text:line-break/></text:span><text:span text:style-name="T4">Svar: Vi fångar in alla Ctrl + c till en funktion som ignorerar dem ex. signal(sigint, fkn);</text:span>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/>
    <style:font-face style:name="Arial" svg:font-family="Aria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sv" fo:country="SE" style:letter-kerning="true" style:font-name-asian="F" style:font-size-asian="10.5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sv" fo:country="S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ckard Rickmo</meta:initial-creator>
    <meta:creation-date>2008-11-25T14:10:47</meta:creation-date>
    <dc:creator>Rickard Rickmo</dc:creator>
    <dc:date>2008-11-25T15:30:48</dc:date>
    <meta:editing-cycles>6</meta:editing-cycles>
    <meta:editing-duration>PT1H20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84" meta:character-count="1185"/>
  </office:meta>
</office:document-meta>
</file>